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dca" officeooo:paragraph-rsid="0009e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a aula acessando o Githu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3:55:36.818430185</meta:creation-date>
    <dc:date>2025-02-19T13:56:05.438448542</dc:date>
    <meta:editing-duration>PT29S</meta:editing-duration>
    <meta:editing-cycles>1</meta:editing-cycles>
    <meta:document-statistic meta:table-count="0" meta:image-count="0" meta:object-count="0" meta:page-count="1" meta:paragraph-count="1" meta:word-count="5" meta:character-count="33" meta:non-whitespace-character-count="29"/>
    <meta:generator>LibreOffice/24.8.4.2$Linux_X86_64 LibreOffice_project/3e97788786b20d724e2ed0ea7a111abce73cab63</meta:generator>
  </office:meta>
</office:document-meta>
</file>